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6cm" fo:min-width="0cm"/>
      <style:paragraph-properties style:writing-mode="lr-tb"/>
    </style:style>
    <style:style style:name="gr4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1cm"/>
      <style:paragraph-properties style:writing-mode="lr-tb"/>
    </style:style>
    <style:style style:name="gr5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0.654cm" fo:min-width="2.1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0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1.1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8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6cm" fo:min-width="0.8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8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6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.022cm"/>
      <style:paragraph-properties style:writing-mode="lr-tb"/>
    </style:style>
    <style:style style:name="gr29" style:family="graphic" style:parent-style-name="standard">
      <style:graphic-properties draw:fill-color="#ffd7d7" draw:textarea-horizontal-align="justify" draw:textarea-vertical-align="middle" draw:auto-grow-height="false" fo:min-height="0.834cm" fo:min-width="3.9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style:paragraph-properties fo:line-height="150%"/>
    </style:style>
    <style:style style:name="P7" style:family="paragraph">
      <style:paragraph-properties fo:margin-left="0cm" fo:margin-right="0cm" fo:margin-top="0cm" fo:margin-bottom="0cm" fo:line-height="150%" fo:text-indent="0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9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0" style:family="paragraph">
      <loext:graphic-properties draw:fill-color="#ffffa6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OpenSans" fo:font-size="12pt"/>
    </style:style>
    <style:style style:name="P18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style:font-name="OpenSans"/>
    </style:style>
    <style:style style:name="P20" style:family="paragraph">
      <style:paragraph-properties fo:text-align="center" style:writing-mode="lr-tb"/>
      <style:text-properties style:font-name="OpenSans"/>
    </style:style>
    <style:style style:name="P21" style:family="paragraph">
      <loext:graphic-properties draw:fill-color="#ffd7d7"/>
      <style:paragraph-properties fo:text-align="center" style:writing-mode="lr-tb"/>
      <style:text-properties style:font-name="OpenSans"/>
    </style:style>
    <style:style style:name="P22" style:family="paragraph">
      <loext:graphic-properties draw:fill="none"/>
      <style:paragraph-properties fo:text-align="center"/>
      <style:text-properties fo:color="#c9211e"/>
    </style:style>
    <style:style style:name="P23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/>
    </style:style>
    <style:style style:name="T7" style:family="text">
      <style:text-properties style:font-name="Open Sans" fo:font-size="18pt"/>
    </style:style>
    <style:style style:name="T8" style:family="text">
      <style:text-properties style:font-name="OpenSans" fo:font-size="14pt" style:font-size-asian="14pt" style:font-size-complex="14pt"/>
    </style:style>
    <style:style style:name="T9" style:family="text">
      <style:text-properties style:font-name="OpenSans" fo:font-size="14pt"/>
    </style:style>
    <style:style style:name="T10" style:family="text">
      <style:text-properties style:font-name="OpenSans" fo:font-size="12pt"/>
    </style:style>
    <style:style style:name="T11" style:family="text">
      <style:text-properties style:font-name="OpenSans" fo:font-size="12pt" style:font-size-asian="12pt" style:font-size-complex="12pt"/>
    </style:style>
    <style:style style:name="T12" style:family="text">
      <style:text-properties fo:color="#c9211e"/>
    </style:style>
    <style:style style:name="T13" style:family="text">
      <style:text-properties style:font-name="Open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earching Technique</text:span><text:span text:style-name="T1"> – Binary 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Binary Search </text:span><text:span text:style-name="T5"><text:line-break/></text:span><text:span text:style-name="T5">Introduction</text:span></text:p>
          </draw:text-box>
        </draw:frame>
        <draw:frame draw:style-name="gr3" draw:text-style-name="P8" draw:layer="layout" svg:width="26.8cm" svg:height="7.986cm" svg:x="0.6cm" svg:y="3.609cm">
          <draw:text-box>
            <text:list text:style-name="L3">
              <text:list-item>
                <text:p xml:id="id2" text:id="id2" text:style-name="P6"><text:span text:style-name="T6">It is fast and Efficient Searching Technique</text:span></text:p>
              </text:list-item>
              <text:list-item>
                <text:p xml:id="id3" text:id="id3" text:style-name="P7"><text:span text:style-name="T6">List should be in a sorted order</text:span></text:p>
              </text:list-item>
              <text:list-item>
                <text:p xml:id="id4" text:id="id4" text:style-name="P7"><text:span text:style-name="T6">It can be implemented using</text:span></text:p>
                <text:p xml:id="id5" text:id="id5" text:style-name="P7"><text:span text:style-name="T6">Iterative</text:span></text:p>
                <text:p xml:id="id6" text:id="id6" text:style-name="P7"><text:span text:style-name="T6">Recursive</text:span></text:p>
              </text:list-item>
            </text:list>
            <text:p text:style-name="P7"><text:span text:style-name="T6"/></text:p>
            <text:list text:continue-numbering="true" text:style-name="L3">
              <text:list-header>
                <text:p text:style-name="P7"><text:span text:style-name="T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7" text:id="id7"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xml:id="id8" draw:id="id8" draw:layer="layout" svg:width="3.6cm" svg:height="1.115cm" svg:x="2.4cm" svg:y="3.8cm">
          <draw:text-box>
            <text:p><text:span text:style-name="T7">arr[SIZE] </text:span></text:p>
          </draw:text-box>
        </draw:frame>
        <draw:g xml:id="id9" draw:id="id9"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10" draw:id="id10">
          <draw:g>
            <draw:custom-shape draw:style-name="gr7" draw:text-style-name="P12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3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3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3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cm 7.677cm)">
            <draw:text-box>
              <text:p><text:span text:style-name="T9">arr[9]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11" draw:id="id11">
          <draw:custom-shape draw:style-name="gr9" draw:text-style-name="P14" draw:layer="layout" svg:width="2.749cm" svg:height="1cm" svg:x="10.123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79cm">
            <draw:text-box>
              <text:p><text:span text:style-name="T8"><text:s/></text:span><text:span text:style-name="T8">key = 12</text:span></text:p>
            </draw:text-box>
          </draw:frame>
        </draw:g>
        <draw:g>
          <draw:g>
            <draw:custom-shape draw:style-name="gr7" draw:text-style-name="P12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3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3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3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cm 7.677cm)">
            <draw:text-box>
              <text:p><text:span text:style-name="T9">arr[9]</text:span></text:p>
            </draw:text-box>
          </draw:frame>
        </draw:g>
        <draw:g xml:id="id12" draw:id="id12">
          <draw:line draw:style-name="gr11" draw:text-style-name="P15" draw:layer="layout" svg:x1="4.8cm" svg:y1="8.8cm" svg:x2="4.8cm" svg:y2="7.9cm">
            <text:p/>
          </draw:line>
          <draw:frame draw:style-name="gr12" draw:text-style-name="P16" draw:layer="layout" svg:width="1.45cm" svg:height="0.962cm" svg:x="4.1cm" svg:y="8.7cm">
            <draw:text-box>
              <text:p>low</text:p>
            </draw:text-box>
          </draw:frame>
        </draw:g>
        <draw:g xml:id="id13" draw:id="id13">
          <draw:frame draw:style-name="gr13" draw:text-style-name="P16" draw:layer="layout" svg:width="1.696cm" svg:height="0.962cm" svg:x="20.5cm" svg:y="8.538cm">
            <draw:text-box>
              <text:p>high</text:p>
            </draw:text-box>
          </draw:frame>
          <draw:line draw:style-name="gr11" draw:text-style-name="P15" draw:layer="layout" svg:x1="21.2cm" svg:y1="8.7cm" svg:x2="21.2cm" svg:y2="7.8cm">
            <text:p/>
          </draw:line>
        </draw:g>
        <draw:frame draw:style-name="gr14" draw:text-style-name="P17" draw:layer="layout" svg:width="1.18cm" svg:height="0.747cm" svg:x="6.195cm" svg:y="6.204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6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6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6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1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7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7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7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7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xml:id="id14" draw:id="id14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xml:id="id15" draw:id="id15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xml:id="id16" draw:id="id16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xml:id="id17" draw:id="id17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xml:id="id18" draw:id="id18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xml:id="id19" draw:id="id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21" draw:id="id21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 xml:id="id20" text:id="id20"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20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21" smil:keySplines="0,0;0.2,0.5;0.8,0.5;1,0" smil:type="fade" smil:subtype="crossfade" smil:mode="out"/>
                  <anim:animateTransform smil:dur="0.25s" smil:fill="hold" smil:autoReverse="true" smil:targetElement="id21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xml:id="id22" draw:id="id22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xml:id="id23" draw:id="id23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 xml:id="id24" draw:id="id24"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 xml:id="id25" draw:id="id25"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 xml:id="id27" draw:id="id27"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 xml:id="id26" text:id="id26"><text:span text:style-name="T6">mid = (5+9)/2 = 7</text:span></text:p>
          </draw:text-box>
        </draw:frame>
        <draw:g xml:id="id28" draw:id="id28"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30" draw:id="id30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5+9)/2 = 7</text:span></text:p>
          </draw:text-box>
        </draw:frame>
        <draw:g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 xml:id="id29" text:id="id29"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bold-reveal" presentation:text-only="true">
                  <anim:set smil:dur="indefinite" smil:targetElement="id29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0" smil:keySplines="0,0;0.2,0.5;0.8,0.5;1,0" smil:type="fade" smil:subtype="crossfade" smil:mode="out"/>
                  <anim:animateTransform smil:dur="0.25s" smil:fill="hold" smil:autoReverse="true" smil:targetElement="id30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5+9)/2 = 7</text:span></text:p>
          </draw:text-box>
        </draw:frame>
        <draw:g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25" draw:text-style-name="P19" xml:id="id31" draw:id="id31" draw:layer="layout" svg:width="0.904cm" svg:height="0.988cm" svg:x="14.9cm" svg:y="12.636cm">
          <draw:text-box>
            <text:p><text:span text:style-name="T6">5</text:span></text:p>
          </draw:text-box>
        </draw:frame>
        <draw:frame draw:style-name="gr25" draw:text-style-name="P19" xml:id="id32" draw:id="id32" draw:layer="layout" svg:width="0.904cm" svg:height="0.988cm" svg:x="17.696cm" svg:y="12.712cm">
          <draw:text-box>
            <text:p><text:span text:style-name="T6">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 xml:id="id33" draw:id="id33"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5+9)/2 = 7</text:span></text:p>
          </draw:text-box>
        </draw:frame>
        <draw:g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6</text:span></text:p>
          </draw:text-box>
        </draw:frame>
        <draw:g xml:id="id34" draw:id="id34"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5+9)/2 = 7</text:span></text:p>
          </draw:text-box>
        </draw:frame>
        <draw:g xml:id="id36" draw:id="id36">
          <draw:line draw:style-name="gr11" draw:text-style-name="P15" draw:layer="layout" svg:x1="17.7cm" svg:y1="8.8cm" svg:x2="17.7cm" svg:y2="7.9cm">
            <text:p/>
          </draw:line>
          <draw:frame draw:style-name="gr27" draw:text-style-name="P16" draw:layer="layout" svg:width="1.522cm" svg:height="0.962cm" svg:x="17cm" svg:y="8.7cm">
            <draw:text-box>
              <text:p>mid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6</text:span></text:p>
          </draw:text-box>
        </draw:frame>
        <draw:g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draw:frame draw:style-name="gr26" draw:text-style-name="P19" draw:layer="layout" svg:width="7.1cm" svg:height="1.012cm" svg:x="19.7cm" svg:y="12.688cm">
          <draw:text-box>
            <text:p xml:id="id35" text:id="id35"><text:span text:style-name="T6">mid = (5+6)/2 = 5</text:span></text:p>
          </draw:text-box>
        </draw:frame>
        <draw:g xml:id="id37" draw:id="id37">
          <draw:line draw:style-name="gr11" draw:text-style-name="P15" draw:layer="layout" svg:x1="13.228cm" svg:y1="9.649cm" svg:x2="13.228cm" svg:y2="8.238cm">
            <text:p/>
          </draw:line>
          <draw:frame draw:style-name="gr28" draw:text-style-name="P16" draw:layer="layout" svg:width="1.522cm" svg:height="1.508cm" svg:x="12.528cm" svg:y="9.492cm">
            <draw:text-box>
              <text:p>mid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38" draw:id="id38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 xml:id="id39" text:id="id39"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5+9)/2 = 7</text:span></text:p>
          </draw:text-box>
        </draw:frame>
        <draw:frame draw:style-name="gr25" draw:text-style-name="P19" draw:layer="layout" svg:width="0.904cm" svg:height="0.988cm" svg:x="14.9cm" svg:y="12.63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6</text:span></text:p>
          </draw:text-box>
        </draw:frame>
        <draw:g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draw:frame draw:style-name="gr26" draw:text-style-name="P19" draw:layer="layout" svg:width="7.1cm" svg:height="1.012cm" svg:x="19.7cm" svg:y="12.688cm">
          <draw:text-box>
            <text:p><text:span text:style-name="T6">mid = (5+6)/2 = 5</text:span></text:p>
          </draw:text-box>
        </draw:frame>
        <draw:g>
          <draw:line draw:style-name="gr11" draw:text-style-name="P15" draw:layer="layout" svg:x1="13.228cm" svg:y1="9.649cm" svg:x2="13.228cm" svg:y2="8.238cm">
            <text:p/>
          </draw:line>
          <draw:frame draw:style-name="gr28" draw:text-style-name="P16" draw:layer="layout" svg:width="1.522cm" svg:height="1.508cm" svg:x="12.528cm" svg:y="9.492cm">
            <draw:text-box>
              <text:p>mid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125s" smil:targetElement="id38" smil:keySplines="0,0;0.2,0.5;0.8,0.5;1,0" smil:type="fade" smil:subtype="crossfade" smil:mode="out"/>
                  <anim:animateTransform smil:dur="0.0625s" smil:fill="hold" smil:autoReverse="true" smil:targetElement="id38" smil:by="1.05,1.05" smil:attributeName="transform" svg:type="scale"/>
                </anim:par>
              </anim:par>
              <anim:par smil:begin="0.5s">
                <anim:par smil:begin="0s" smil:fill="hold" presentation:node-type="after-previous" presentation:preset-class="emphasis" presentation:preset-id="ooo-emphasis-bold-reveal" presentation:text-only="true">
                  <anim:set smil:dur="indefinite" smil:targetElement="id39" anim:sub-item="text" smil:attributeName="font-weight" smil:to="bol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 = 12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14.05cm" svg:y1="8.9cm" svg:x2="14.05cm" svg:y2="8cm">
            <text:p/>
          </draw:line>
          <draw:frame draw:style-name="gr12" draw:text-style-name="P16" draw:layer="layout" svg:width="1.45cm" svg:height="0.962cm" svg:x="13.35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5+9)/2 = 7</text:span></text:p>
          </draw:text-box>
        </draw:frame>
        <draw:frame draw:style-name="gr25" draw:text-style-name="P19" draw:layer="layout" svg:width="0.904cm" svg:height="0.988cm" svg:x="14.9cm" svg:y="12.636cm">
          <draw:text-box>
            <text:p><text:span text:style-name="T6">5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6</text:span></text:p>
          </draw:text-box>
        </draw:frame>
        <draw:g>
          <draw:frame draw:style-name="gr13" draw:text-style-name="P16" draw:layer="layout" svg:width="1.696cm" svg:height="0.962cm" svg:x="15.098cm" svg:y="8.638cm">
            <draw:text-box>
              <text:p>high</text:p>
            </draw:text-box>
          </draw:frame>
          <draw:line draw:style-name="gr11" draw:text-style-name="P15" draw:layer="layout" svg:x1="15.798cm" svg:y1="8.8cm" svg:x2="15.798cm" svg:y2="7.9cm">
            <text:p/>
          </draw:line>
        </draw:g>
        <draw:frame draw:style-name="gr26" draw:text-style-name="P19" draw:layer="layout" svg:width="7.1cm" svg:height="1.012cm" svg:x="19.7cm" svg:y="12.688cm">
          <draw:text-box>
            <text:p><text:span text:style-name="T6">mid = (5+6)/2 = 5</text:span></text:p>
          </draw:text-box>
        </draw:frame>
        <draw:g>
          <draw:line draw:style-name="gr11" draw:text-style-name="P15" draw:layer="layout" svg:x1="13.228cm" svg:y1="9.649cm" svg:x2="13.228cm" svg:y2="8.238cm">
            <text:p/>
          </draw:line>
          <draw:frame draw:style-name="gr28" draw:text-style-name="P16" draw:layer="layout" svg:width="1.522cm" svg:height="1.508cm" svg:x="12.528cm" svg:y="9.492cm">
            <draw:text-box>
              <text:p>mid</text:p>
            </draw:text-box>
          </draw:frame>
        </draw:g>
        <draw:custom-shape draw:style-name="gr29" draw:text-style-name="P21" draw:layer="layout" svg:width="4.6cm" svg:height="1.2cm" svg:x="7cm" svg:y="11.6cm">
          <text:p text:style-name="P20"><text:span text:style-name="T6">mid =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40" draw:id="id40">
          <draw:custom-shape draw:style-name="gr9" draw:text-style-name="P14" draw:layer="layout" svg:width="2.749cm" svg:height="1cm" svg:x="10.123cm" svg:y="3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79cm">
            <draw:text-box>
              <text:p><text:span text:style-name="T8"><text:s/></text:span><text:span text:style-name="T8">key=5</text:span></text:p>
            </draw:text-box>
          </draw:frame>
        </draw:g>
        <draw:g>
          <draw:g>
            <draw:custom-shape draw:style-name="gr7" draw:text-style-name="P12" draw:layer="layout" svg:width="1.8cm" svg:height="0.8cm" svg:x="4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3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3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3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3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3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cm 7.677cm)">
            <draw:text-box>
              <text:p><text:span text:style-name="T9">arr[9]</text:span></text:p>
            </draw:text-box>
          </draw:frame>
        </draw:g>
        <draw:g xml:id="id41" draw:id="id41">
          <draw:line draw:style-name="gr11" draw:text-style-name="P15" draw:layer="layout" svg:x1="4.8cm" svg:y1="8.8cm" svg:x2="4.8cm" svg:y2="7.9cm">
            <text:p/>
          </draw:line>
          <draw:frame draw:style-name="gr12" draw:text-style-name="P16" draw:layer="layout" svg:width="1.45cm" svg:height="0.962cm" svg:x="4.1cm" svg:y="8.7cm">
            <draw:text-box>
              <text:p>low</text:p>
            </draw:text-box>
          </draw:frame>
        </draw:g>
        <draw:g xml:id="id42" draw:id="id42">
          <draw:frame draw:style-name="gr13" draw:text-style-name="P16" draw:layer="layout" svg:width="1.696cm" svg:height="0.962cm" svg:x="20.5cm" svg:y="8.538cm">
            <draw:text-box>
              <text:p>high</text:p>
            </draw:text-box>
          </draw:frame>
          <draw:line draw:style-name="gr11" draw:text-style-name="P15" draw:layer="layout" svg:x1="21.2cm" svg:y1="8.7cm" svg:x2="21.2cm" svg:y2="7.8cm">
            <text:p/>
          </draw:line>
        </draw:g>
        <draw:frame draw:style-name="gr14" draw:text-style-name="P17" draw:layer="layout" svg:width="1.18cm" svg:height="0.747cm" svg:x="6.195cm" svg:y="6.204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6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6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6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1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7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7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7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7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xml:id="id43" draw:id="id43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xml:id="id44" draw:id="id44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xml:id="id45" draw:id="id45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47" draw:id="id47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 xml:id="id46" text:id="id46"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bold-reveal" presentation:text-only="true">
                  <anim:set smil:dur="indefinite" smil:targetElement="id46" anim:sub-item="text" smil:attributeName="font-weight" smil:to="bold"/>
                </anim:par>
              </anim:par>
              <anim:par smil:begin="0s">
                <anim:par smil:begin="0s" smil:fill="hold" presentation:node-type="after-previous" presentation:preset-class="emphasis" presentation:preset-id="ooo-emphasis-flash-bulb">
                  <anim:transitionFilter smil:dur="0.5s" smil:targetElement="id47" smil:keySplines="0,0;0.2,0.5;0.8,0.5;1,0" smil:type="fade" smil:subtype="crossfade" smil:mode="out"/>
                  <anim:animateTransform smil:dur="0.25s" smil:fill="hold" smil:autoReverse="true" smil:targetElement="id47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5" draw:text-style-name="P19" xml:id="id48" draw:id="id48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xml:id="id49" draw:id="id49" draw:layer="layout" svg:width="0.904cm" svg:height="0.988cm" svg:x="17.696cm" svg:y="11.676cm">
          <draw:text-box>
            <text:p><text:span text:style-name="T6">3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g>
          <draw:line draw:style-name="gr11" draw:text-style-name="P15" draw:layer="layout" svg:x1="4.801cm" svg:y1="8.8cm" svg:x2="4.801cm" svg:y2="7.9cm">
            <text:p/>
          </draw:line>
          <draw:frame draw:style-name="gr12" draw:text-style-name="P16" draw:layer="layout" svg:width="1.45cm" svg:height="0.962cm" svg:x="4.101cm" svg:y="8.7cm">
            <draw:text-box>
              <text:p>low</text:p>
            </draw:text-box>
          </draw:frame>
        </draw:g>
        <draw:g xml:id="id50" draw:id="id50">
          <draw:frame draw:style-name="gr13" draw:text-style-name="P16" draw:layer="layout" svg:width="1.696cm" svg:height="0.962cm" svg:x="20.501cm" svg:y="8.538cm">
            <draw:text-box>
              <text:p>high</text:p>
            </draw:text-box>
          </draw:frame>
          <draw:line draw:style-name="gr11" draw:text-style-name="P15" draw:layer="layout" svg:x1="21.201cm" svg:y1="8.7cm" svg:x2="21.201cm" svg:y2="7.8cm">
            <text:p/>
          </draw:lin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draw:g xml:id="id51" draw:id="id51">
          <draw:frame draw:style-name="gr13" draw:text-style-name="P16" draw:layer="layout" svg:width="1.696cm" svg:height="0.962cm" svg:x="9.404cm" svg:y="8.738cm">
            <draw:text-box>
              <text:p>high</text:p>
            </draw:text-box>
          </draw:frame>
          <draw:line draw:style-name="gr11" draw:text-style-name="P15" draw:layer="layout" svg:x1="10.104cm" svg:y1="8.9cm" svg:x2="10.104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 xml:id="id53" draw:id="id53">
          <draw:line draw:style-name="gr11" draw:text-style-name="P15" draw:layer="layout" svg:x1="12.25cm" svg:y1="8.938cm" svg:x2="12.25cm" svg:y2="8.038cm">
            <text:p/>
          </draw:line>
          <draw:frame draw:style-name="gr27" draw:text-style-name="P16" draw:layer="layout" svg:width="1.522cm" svg:height="0.962cm" svg:x="11.55cm" svg:y="8.838cm">
            <draw:text-box>
              <text:p>mid</text:p>
            </draw:text-box>
          </draw:frame>
        </draw:g>
        <draw:frame draw:style-name="gr26" draw:text-style-name="P19" draw:layer="layout" svg:width="8.3cm" svg:height="1.012cm" svg:x="19.7cm" svg:y="11.676cm">
          <draw:text-box>
            <text:p xml:id="id52" text:id="id52"><text:span text:style-name="T6">mid = (0+3)/2 = 1</text:span></text:p>
          </draw:text-box>
        </draw:frame>
        <draw:g xml:id="id54" draw:id="id54">
          <draw:line draw:style-name="gr11" draw:text-style-name="P15" draw:layer="layout" svg:x1="6.694cm" svg:y1="9.1cm" svg:x2="6.694cm" svg:y2="8.2cm">
            <text:p/>
          </draw:line>
          <draw:frame draw:style-name="gr27" draw:text-style-name="P16" draw:layer="layout" svg:width="1.522cm" svg:height="0.962cm" svg:x="5.994cm" svg:y="9cm">
            <draw:text-box>
              <text:p>mid</text:p>
            </draw:text-box>
          </draw:frame>
        </draw:g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draw:g>
          <draw:line draw:style-name="gr11" draw:text-style-name="P15" draw:layer="layout" svg:x1="4.802cm" svg:y1="8.8cm" svg:x2="4.802cm" svg:y2="7.9cm">
            <text:p/>
          </draw:line>
          <draw:frame draw:style-name="gr12" draw:text-style-name="P16" draw:layer="layout" svg:width="1.45cm" svg:height="0.962cm" svg:x="4.102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5cm" svg:y="8.738cm">
            <draw:text-box>
              <text:p>high</text:p>
            </draw:text-box>
          </draw:frame>
          <draw:line draw:style-name="gr11" draw:text-style-name="P15" draw:layer="layout" svg:x1="10.105cm" svg:y1="8.9cm" svg:x2="10.105cm" svg:y2="8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56" draw:id="id56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14" draw:text-style-name="P17" draw:layer="layout" svg:width="1.18cm" svg:height="0.747cm" svg:x="6.195cm" svg:y="6.205cm">
          <draw:text-box>
            <text:p xml:id="id55" text:id="id55"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g>
          <draw:line draw:style-name="gr11" draw:text-style-name="P15" draw:layer="layout" svg:x1="6.695cm" svg:y1="9.1cm" svg:x2="6.695cm" svg:y2="8.2cm">
            <text:p/>
          </draw:line>
          <draw:frame draw:style-name="gr27" draw:text-style-name="P16" draw:layer="layout" svg:width="1.522cm" svg:height="0.962cm" svg:x="5.995cm" svg:y="9cm">
            <draw:text-box>
              <text:p>mid</text:p>
            </draw:text-box>
          </draw:frame>
        </draw:g>
        <draw:g>
          <draw:line draw:style-name="gr11" draw:text-style-name="P15" draw:layer="layout" svg:x1="4.803cm" svg:y1="8.8cm" svg:x2="4.803cm" svg:y2="7.9cm">
            <text:p/>
          </draw:line>
          <draw:frame draw:style-name="gr12" draw:text-style-name="P16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6cm" svg:y="8.738cm">
            <draw:text-box>
              <text:p>high</text:p>
            </draw:text-box>
          </draw:frame>
          <draw:line draw:style-name="gr11" draw:text-style-name="P15" draw:layer="layout" svg:x1="10.106cm" svg:y1="8.9cm" svg:x2="10.106cm" svg:y2="8cm">
            <text:p/>
          </draw:line>
        </draw:g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bold-reveal" presentation:text-only="true">
                  <anim:set smil:dur="indefinite" smil:targetElement="id55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6" smil:keySplines="0,0;0.2,0.5;0.8,0.5;1,0" smil:type="fade" smil:subtype="crossfade" smil:mode="out"/>
                  <anim:animateTransform smil:dur="0.25s" smil:fill="hold" smil:autoReverse="true" smil:targetElement="id56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frame draw:style-name="gr25" draw:text-style-name="P19" xml:id="id57" draw:id="id57" draw:layer="layout" svg:width="0.904cm" svg:height="0.988cm" svg:x="14.9cm" svg:y="12.636cm">
          <draw:text-box>
            <text:p><text:span text:style-name="T6">2</text:span></text:p>
          </draw:text-box>
        </draw:frame>
        <draw:frame draw:style-name="gr25" draw:text-style-name="P19" xml:id="id58" draw:id="id58" draw:layer="layout" svg:width="0.904cm" svg:height="0.988cm" svg:x="17.696cm" svg:y="12.712cm">
          <draw:text-box>
            <text:p><text:span text:style-name="T6">3</text:span></text:p>
          </draw:text-box>
        </draw:frame>
        <draw:g>
          <draw:line draw:style-name="gr11" draw:text-style-name="P15" draw:layer="layout" svg:x1="6.695cm" svg:y1="9.1cm" svg:x2="6.695cm" svg:y2="8.2cm">
            <text:p/>
          </draw:line>
          <draw:frame draw:style-name="gr27" draw:text-style-name="P16" draw:layer="layout" svg:width="1.522cm" svg:height="0.962cm" svg:x="5.995cm" svg:y="9cm">
            <draw:text-box>
              <text:p>mid</text:p>
            </draw:text-box>
          </draw:frame>
        </draw:g>
        <draw:g>
          <draw:line draw:style-name="gr11" draw:text-style-name="P15" draw:layer="layout" svg:x1="4.803cm" svg:y1="8.8cm" svg:x2="4.803cm" svg:y2="7.9cm">
            <text:p/>
          </draw:line>
          <draw:frame draw:style-name="gr12" draw:text-style-name="P16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6cm" svg:y="8.738cm">
            <draw:text-box>
              <text:p>high</text:p>
            </draw:text-box>
          </draw:frame>
          <draw:line draw:style-name="gr11" draw:text-style-name="P15" draw:layer="layout" svg:x1="10.106cm" svg:y1="8.9cm" svg:x2="10.106cm" svg:y2="8cm">
            <text:p/>
          </draw:line>
        </draw:g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6.695cm" svg:y1="9.1cm" svg:x2="6.695cm" svg:y2="8.2cm">
            <text:p/>
          </draw:line>
          <draw:frame draw:style-name="gr27" draw:text-style-name="P16" draw:layer="layout" svg:width="1.522cm" svg:height="0.962cm" svg:x="5.995cm" svg:y="9cm">
            <draw:text-box>
              <text:p>mid</text:p>
            </draw:text-box>
          </draw:frame>
        </draw:g>
        <draw:g xml:id="id59" draw:id="id59">
          <draw:line draw:style-name="gr11" draw:text-style-name="P15" draw:layer="layout" svg:x1="4.803cm" svg:y1="8.8cm" svg:x2="4.803cm" svg:y2="7.9cm">
            <text:p/>
          </draw:line>
          <draw:frame draw:style-name="gr12" draw:text-style-name="P16" draw:layer="layout" svg:width="1.45cm" svg:height="0.962cm" svg:x="4.103cm" svg:y="8.7cm">
            <draw:text-box>
              <text:p>low</text:p>
            </draw:text-box>
          </draw:frame>
        </draw:g>
        <draw:g>
          <draw:frame draw:style-name="gr13" draw:text-style-name="P16" draw:layer="layout" svg:width="1.696cm" svg:height="0.962cm" svg:x="9.406cm" svg:y="8.738cm">
            <draw:text-box>
              <text:p>high</text:p>
            </draw:text-box>
          </draw:frame>
          <draw:line draw:style-name="gr11" draw:text-style-name="P15" draw:layer="layout" svg:x1="10.106cm" svg:y1="8.9cm" svg:x2="10.106cm" svg:y2="8cm">
            <text:p/>
          </draw:line>
        </draw:g>
        <draw:g xml:id="id60" draw:id="id60">
          <draw:line draw:style-name="gr11" draw:text-style-name="P15" draw:layer="layout" svg:x1="8.5cm" svg:y1="8.9cm" svg:x2="8.5cm" svg:y2="8cm">
            <text:p/>
          </draw:line>
          <draw:frame draw:style-name="gr12" draw:text-style-name="P16" draw:layer="layout" svg:width="1.45cm" svg:height="0.962cm" svg:x="7.8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 xml:id="id62" draw:id="id62"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 xml:id="id61" text:id="id61"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>
          <draw:frame draw:style-name="gr13" draw:text-style-name="P16" draw:layer="layout" svg:width="1.696cm" svg:height="0.962cm" svg:x="9.407cm" svg:y="8.738cm">
            <draw:text-box>
              <text:p>high</text:p>
            </draw:text-box>
          </draw:frame>
          <draw:line draw:style-name="gr11" draw:text-style-name="P15" draw:layer="layout" svg:x1="10.107cm" svg:y1="8.9cm" svg:x2="10.107cm" svg:y2="8cm">
            <text:p/>
          </draw:line>
        </draw:g>
        <draw:g>
          <draw:line draw:style-name="gr11" draw:text-style-name="P15" draw:layer="layout" svg:x1="8.501cm" svg:y1="8.9cm" svg:x2="8.501cm" svg:y2="8cm">
            <text:p/>
          </draw:line>
          <draw:frame draw:style-name="gr12" draw:text-style-name="P16" draw:layer="layout" svg:width="1.45cm" svg:height="0.962cm" svg:x="7.801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6">mid = (2+3)/2 =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bold-reveal" presentation:text-only="true">
                  <anim:set smil:dur="indefinite" smil:targetElement="id61" anim:sub-item="text" smil:attributeName="font-weight" smil:to="bol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62" smil:keySplines="0,0;0.2,0.5;0.8,0.5;1,0" smil:type="fade" smil:subtype="crossfade" smil:mode="out"/>
                  <anim:animateTransform smil:dur="0.25s" smil:fill="hold" smil:autoReverse="true" smil:targetElement="id62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>
          <draw:frame draw:style-name="gr13" draw:text-style-name="P16" draw:layer="layout" svg:width="1.696cm" svg:height="0.962cm" svg:x="9.407cm" svg:y="8.738cm">
            <draw:text-box>
              <text:p>high</text:p>
            </draw:text-box>
          </draw:frame>
          <draw:line draw:style-name="gr11" draw:text-style-name="P15" draw:layer="layout" svg:x1="10.107cm" svg:y1="8.9cm" svg:x2="10.107cm" svg:y2="8cm">
            <text:p/>
          </draw:line>
        </draw:g>
        <draw:g>
          <draw:line draw:style-name="gr11" draw:text-style-name="P15" draw:layer="layout" svg:x1="8.501cm" svg:y1="8.9cm" svg:x2="8.501cm" svg:y2="8cm">
            <text:p/>
          </draw:line>
          <draw:frame draw:style-name="gr12" draw:text-style-name="P16" draw:layer="layout" svg:width="1.45cm" svg:height="0.962cm" svg:x="7.801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6">mid = (2+3)/2 = 2</text:span></text:p>
          </draw:text-box>
        </draw:frame>
        <draw:frame draw:style-name="gr25" draw:text-style-name="P19" xml:id="id63" draw:id="id63" draw:layer="layout" svg:width="0.904cm" svg:height="0.988cm" svg:x="14.9cm" svg:y="13.636cm">
          <draw:text-box>
            <text:p><text:span text:style-name="T6">2</text:span></text:p>
          </draw:text-box>
        </draw:frame>
        <draw:frame draw:style-name="gr25" draw:text-style-name="P19" xml:id="id64" draw:id="id64" draw:layer="layout" svg:width="0.904cm" svg:height="0.988cm" svg:x="17.696cm" svg:y="13.712cm">
          <draw:text-box>
            <text:p><text:span text:style-name="T6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 xml:id="id65" draw:id="id65">
          <draw:frame draw:style-name="gr13" draw:text-style-name="P16" draw:layer="layout" svg:width="1.696cm" svg:height="0.962cm" svg:x="9.407cm" svg:y="8.738cm">
            <draw:text-box>
              <text:p>high</text:p>
            </draw:text-box>
          </draw:frame>
          <draw:line draw:style-name="gr11" draw:text-style-name="P15" draw:layer="layout" svg:x1="10.107cm" svg:y1="8.9cm" svg:x2="10.107cm" svg:y2="8cm">
            <text:p/>
          </draw:line>
        </draw:g>
        <draw:g>
          <draw:line draw:style-name="gr11" draw:text-style-name="P15" draw:layer="layout" svg:x1="8.501cm" svg:y1="8.9cm" svg:x2="8.501cm" svg:y2="8cm">
            <text:p/>
          </draw:line>
          <draw:frame draw:style-name="gr12" draw:text-style-name="P16" draw:layer="layout" svg:width="1.45cm" svg:height="0.962cm" svg:x="7.801cm" svg:y="8.8cm">
            <draw:text-box>
              <text:p>low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6">mid = (2+3)/2 = 2</text:span></text:p>
          </draw:text-box>
        </draw:frame>
        <draw:frame draw:style-name="gr25" draw:text-style-name="P19" draw:layer="layout" svg:width="0.904cm" svg:height="0.988cm" svg:x="14.9cm" svg:y="13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3.712cm">
          <draw:text-box>
            <text:p><text:span text:style-name="T6">1</text:span></text:p>
          </draw:text-box>
        </draw:frame>
        <draw:g xml:id="id66" draw:id="id66">
          <draw:frame draw:style-name="gr13" draw:text-style-name="P16" draw:layer="layout" svg:width="1.696cm" svg:height="0.962cm" svg:x="5.9cm" svg:y="8.838cm">
            <draw:text-box>
              <text:p>high</text:p>
            </draw:text-box>
          </draw:frame>
          <draw:line draw:style-name="gr11" draw:text-style-name="P15" draw:layer="layout" svg:x1="6.6cm" svg:y1="9cm" svg:x2="6.6cm" svg:y2="8.1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Binary Search </text:span><text:span text:style-name="T5"><text:line-break/></text:span><text:span text:style-name="T5">Concept</text:span></text:p>
          </draw:text-box>
        </draw:frame>
        <draw:frame draw:style-name="gr4" draw:text-style-name="P9" draw:layer="layout" svg:width="3.6cm" svg:height="1.115cm" svg:x="2.4cm" svg:y="3.8cm">
          <draw:text-box>
            <text:p><text:span text:style-name="T7">arr[SIZE] </text:span></text:p>
          </draw:text-box>
        </draw:frame>
        <draw:g>
          <draw:custom-shape draw:style-name="gr5" draw:text-style-name="P10" draw:layer="layout" svg:width="3.2cm" svg:height="1cm" svg:x="16.4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11" draw:layer="layout" svg:width="3.043cm" svg:height="0.831cm" svg:x="16.457cm" svg:y="3.769cm">
            <draw:text-box>
              <text:p><text:span text:style-name="T8">SIZE = 10</text:span></text:p>
            </draw:text-box>
          </draw:frame>
        </draw:g>
        <draw:g>
          <draw:custom-shape draw:style-name="gr9" draw:text-style-name="P14" draw:layer="layout" svg:width="2.749cm" svg:height="1cm" svg:x="10.123cm" svg:y="3.8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3cm" svg:height="0.921cm" svg:x="10cm" svg:y="3.88cm">
            <draw:text-box>
              <text:p><text:span text:style-name="T8"><text:s/></text:span><text:span text:style-name="T8">key=5</text:span></text:p>
            </draw:text-box>
          </draw:frame>
        </draw:g>
        <draw:frame draw:style-name="gr22" draw:text-style-name="P19" draw:layer="layout" svg:width="1.59cm" svg:height="0.988cm" svg:x="14.6cm" svg:y="9.6cm">
          <draw:text-box>
            <text:p><text:span text:style-name="T6">low</text:span></text:p>
          </draw:text-box>
        </draw:frame>
        <draw:frame draw:style-name="gr23" draw:text-style-name="P19" draw:layer="layout" svg:width="1.886cm" svg:height="0.988cm" svg:x="17.2cm" svg:y="9.6cm">
          <draw:text-box>
            <text:p><text:span text:style-name="T6">high</text:span></text:p>
          </draw:text-box>
        </draw:frame>
        <draw:g>
          <draw:g>
            <draw:custom-shape draw:style-name="gr7" draw:text-style-name="P12" draw:layer="layout" svg:width="1.8cm" svg:height="0.8cm" svg:x="4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20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8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6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4.8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3.0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11.2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9.4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7.69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1.8cm" svg:height="0.8cm" svg:x="5.894cm" svg:y="6.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3" draw:layer="layout" svg:width="2.184cm" svg:height="1cm" draw:transform="rotate (0.515919326889524) translate (3.601cm 7.677cm)">
            <draw:text-box>
              <text:p><text:span text:style-name="T9">arr[0]</text:span></text:p>
            </draw:text-box>
          </draw:frame>
          <draw:frame draw:style-name="gr8" draw:text-style-name="P13" draw:layer="layout" svg:width="2.184cm" svg:height="1cm" draw:transform="rotate (0.515919326889524) translate (5.594cm 7.677cm)">
            <draw:text-box>
              <text:p><text:span text:style-name="T9">arr[1]</text:span></text:p>
            </draw:text-box>
          </draw:frame>
          <draw:frame draw:style-name="gr8" draw:text-style-name="P13" draw:layer="layout" svg:width="2.184cm" svg:height="1cm" draw:transform="rotate (0.515919326889524) translate (7.294cm 7.677cm)">
            <draw:text-box>
              <text:p><text:span text:style-name="T9">arr[2]</text:span></text:p>
            </draw:text-box>
          </draw:frame>
          <draw:frame draw:style-name="gr8" draw:text-style-name="P13" draw:layer="layout" svg:width="2.184cm" svg:height="1cm" draw:transform="rotate (0.515919326889524) translate (18.101cm 7.677cm)">
            <draw:text-box>
              <text:p><text:span text:style-name="T9">arr[8]</text:span></text:p>
            </draw:text-box>
          </draw:frame>
          <draw:frame draw:style-name="gr8" draw:text-style-name="P13" draw:layer="layout" svg:width="2.184cm" svg:height="1cm" draw:transform="rotate (0.515919326889524) translate (16.301cm 7.677cm)">
            <draw:text-box>
              <text:p><text:span text:style-name="T9">arr[7]</text:span></text:p>
            </draw:text-box>
          </draw:frame>
          <draw:frame draw:style-name="gr8" draw:text-style-name="P13" draw:layer="layout" svg:width="2.184cm" svg:height="1cm" draw:transform="rotate (0.515919326889524) translate (14.401cm 7.677cm)">
            <draw:text-box>
              <text:p><text:span text:style-name="T9">arr[6]</text:span></text:p>
            </draw:text-box>
          </draw:frame>
          <draw:frame draw:style-name="gr8" draw:text-style-name="P13" draw:layer="layout" svg:width="2.184cm" svg:height="1cm" draw:transform="rotate (0.515919326889524) translate (12.694cm 7.73cm)">
            <draw:text-box>
              <text:p><text:span text:style-name="T9">arr[5]</text:span></text:p>
            </draw:text-box>
          </draw:frame>
          <draw:frame draw:style-name="gr8" draw:text-style-name="P13" draw:layer="layout" svg:width="2.184cm" svg:height="1cm" draw:transform="rotate (0.515919326889524) translate (10.801cm 7.677cm)">
            <draw:text-box>
              <text:p><text:span text:style-name="T9">arr[4]</text:span></text:p>
            </draw:text-box>
          </draw:frame>
          <draw:frame draw:style-name="gr8" draw:text-style-name="P13" draw:layer="layout" svg:width="2.184cm" svg:height="1cm" draw:transform="rotate (0.515919326889524) translate (9.001cm 7.677cm)">
            <draw:text-box>
              <text:p><text:span text:style-name="T9">arr[3]</text:span></text:p>
            </draw:text-box>
          </draw:frame>
          <draw:frame draw:style-name="gr8" draw:text-style-name="P13" draw:layer="layout" svg:width="2.184cm" svg:height="1cm" draw:transform="rotate (0.515919326889524) translate (19.901cm 7.677cm)">
            <draw:text-box>
              <text:p><text:span text:style-name="T9">arr[9]</text:span></text:p>
            </draw:text-box>
          </draw:frame>
        </draw:g>
        <draw:frame draw:style-name="gr24" draw:text-style-name="P19" draw:layer="layout" svg:width="6.763cm" svg:height="0.988cm" svg:x="19.7cm" svg:y="9.6cm">
          <draw:text-box>
            <text:p><text:span text:style-name="T6">mid = (low+high)/2</text:span></text:p>
          </draw:text-box>
        </draw:frame>
        <draw:frame draw:style-name="gr14" draw:text-style-name="P17" draw:layer="layout" svg:width="1.18cm" svg:height="0.747cm" svg:x="6.195cm" svg:y="6.205cm">
          <draw:text-box>
            <text:p><text:span text:style-name="T10">3</text:span></text:p>
          </draw:text-box>
        </draw:frame>
        <draw:frame draw:style-name="gr15" draw:text-style-name="P17" draw:layer="layout" svg:width="1.178cm" svg:height="0.747cm" svg:x="4.382cm" svg:y="6.201cm">
          <draw:text-box>
            <text:p><text:span text:style-name="T10">2</text:span></text:p>
          </draw:text-box>
        </draw:frame>
        <draw:frame draw:style-name="gr16" draw:text-style-name="P17" draw:layer="layout" svg:width="1.376cm" svg:height="0.747cm" svg:x="7.837cm" svg:y="6.217cm">
          <draw:text-box>
            <text:p><text:span text:style-name="T10">6</text:span></text:p>
          </draw:text-box>
        </draw:frame>
        <draw:frame draw:style-name="gr17" draw:text-style-name="P17" draw:layer="layout" svg:width="1.375cm" svg:height="0.747cm" svg:x="9.656cm" svg:y="6.217cm">
          <draw:text-box>
            <text:p><text:span text:style-name="T10">8</text:span></text:p>
          </draw:text-box>
        </draw:frame>
        <draw:frame draw:style-name="gr18" draw:text-style-name="P17" draw:layer="layout" svg:width="1.436cm" svg:height="0.747cm" svg:x="11.656cm" svg:y="6.217cm">
          <draw:text-box>
            <text:p><text:span text:style-name="T10">10</text:span></text:p>
          </draw:text-box>
        </draw:frame>
        <draw:frame draw:style-name="gr19" draw:text-style-name="P17" draw:layer="layout" svg:width="1.632cm" svg:height="0.866cm" svg:x="16.785cm" svg:y="6.212cm">
          <draw:text-box>
            <text:p><text:span text:style-name="T10">16</text:span></text:p>
          </draw:text-box>
        </draw:frame>
        <draw:frame draw:style-name="gr20" draw:text-style-name="P17" draw:layer="layout" svg:width="1.376cm" svg:height="0.866cm" svg:x="18.62cm" svg:y="6.208cm">
          <draw:text-box>
            <text:p><text:span text:style-name="T10">34</text:span></text:p>
          </draw:text-box>
        </draw:frame>
        <draw:frame draw:style-name="gr16" draw:text-style-name="P17" draw:layer="layout" svg:width="1.376cm" svg:height="0.747cm" svg:x="13.34cm" svg:y="6.208cm">
          <draw:text-box>
            <text:p><text:span text:style-name="T10">12</text:span></text:p>
          </draw:text-box>
        </draw:frame>
        <draw:frame draw:style-name="gr21" draw:text-style-name="P17" draw:layer="layout" svg:width="1.375cm" svg:height="0.866cm" svg:x="15.064cm" svg:y="6.208cm">
          <draw:text-box>
            <text:p><text:span text:style-name="T10">14</text:span></text:p>
          </draw:text-box>
        </draw:frame>
        <draw:frame draw:style-name="gr20" draw:text-style-name="P18" draw:layer="layout" svg:width="1.376cm" svg:height="0.866cm" svg:x="20.424cm" svg:y="6.208cm">
          <draw:text-box>
            <text:p><text:span text:style-name="T11">88</text:span></text:p>
          </draw:text-box>
        </draw:frame>
        <draw:frame draw:style-name="gr25" draw:text-style-name="P19" draw:layer="layout" svg:width="0.904cm" svg:height="0.988cm" svg:x="14.9cm" svg:y="10.512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0.588cm">
          <draw:text-box>
            <text:p><text:span text:style-name="T6">9</text:span></text:p>
          </draw:text-box>
        </draw:frame>
        <draw:frame draw:style-name="gr26" draw:text-style-name="P19" draw:layer="layout" svg:width="8.3cm" svg:height="1.012cm" svg:x="19.7cm" svg:y="10.588cm">
          <draw:text-box>
            <text:p><text:span text:style-name="T6">mid = (0+9)/2 = 4</text:span></text:p>
          </draw:text-box>
        </draw:frame>
        <draw:g>
          <draw:line draw:style-name="gr11" draw:text-style-name="P15" draw:layer="layout" svg:x1="8cm" svg:y1="9.611cm" svg:x2="8cm" svg:y2="8.2cm">
            <text:p/>
          </draw:line>
          <draw:frame draw:style-name="gr28" draw:text-style-name="P16" draw:layer="layout" svg:width="1.522cm" svg:height="1.508cm" svg:x="7.3cm" svg:y="9.454cm">
            <draw:text-box>
              <text:p>mid</text:p>
            </draw:text-box>
          </draw:frame>
        </draw:g>
        <draw:g>
          <draw:line draw:style-name="gr11" draw:text-style-name="P22" draw:layer="layout" svg:x1="8.501cm" svg:y1="8.9cm" svg:x2="8.501cm" svg:y2="8cm">
            <text:p/>
          </draw:line>
          <draw:frame draw:style-name="gr12" draw:text-style-name="P23" draw:layer="layout" svg:width="1.45cm" svg:height="0.962cm" svg:x="7.801cm" svg:y="8.8cm">
            <draw:text-box>
              <text:p><text:span text:style-name="T12">low</text:span></text:p>
            </draw:text-box>
          </draw:frame>
        </draw:g>
        <draw:frame draw:style-name="gr25" draw:text-style-name="P19" draw:layer="layout" svg:width="0.904cm" svg:height="0.988cm" svg:x="14.9cm" svg:y="12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2.712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1.676cm">
          <draw:text-box>
            <text:p><text:span text:style-name="T6">mid = (0+3)/2 = 1</text:span></text:p>
          </draw:text-box>
        </draw:frame>
        <draw:frame draw:style-name="gr25" draw:text-style-name="P19" draw:layer="layout" svg:width="0.904cm" svg:height="0.988cm" svg:x="14.9cm" svg:y="11.6cm">
          <draw:text-box>
            <text:p><text:span text:style-name="T6">0</text:span></text:p>
          </draw:text-box>
        </draw:frame>
        <draw:frame draw:style-name="gr25" draw:text-style-name="P19" draw:layer="layout" svg:width="0.904cm" svg:height="0.988cm" svg:x="17.696cm" svg:y="11.676cm">
          <draw:text-box>
            <text:p><text:span text:style-name="T6">3</text:span></text:p>
          </draw:text-box>
        </draw:frame>
        <draw:frame draw:style-name="gr26" draw:text-style-name="P19" draw:layer="layout" svg:width="8.3cm" svg:height="1.012cm" svg:x="19.7cm" svg:y="12.688cm">
          <draw:text-box>
            <text:p><text:span text:style-name="T6">mid = (2+3)/2 = 2</text:span></text:p>
          </draw:text-box>
        </draw:frame>
        <draw:frame draw:style-name="gr25" draw:text-style-name="P19" draw:layer="layout" svg:width="0.904cm" svg:height="0.988cm" svg:x="14.9cm" svg:y="13.636cm">
          <draw:text-box>
            <text:p><text:span text:style-name="T6">2</text:span></text:p>
          </draw:text-box>
        </draw:frame>
        <draw:frame draw:style-name="gr25" draw:text-style-name="P19" draw:layer="layout" svg:width="0.904cm" svg:height="0.988cm" svg:x="17.696cm" svg:y="13.712cm">
          <draw:text-box>
            <text:p><text:span text:style-name="T6">1</text:span></text:p>
          </draw:text-box>
        </draw:frame>
        <draw:g>
          <draw:frame draw:style-name="gr13" draw:text-style-name="P23" draw:layer="layout" svg:width="1.696cm" svg:height="0.962cm" svg:x="5.9cm" svg:y="8.838cm">
            <draw:text-box>
              <text:p><text:span text:style-name="T12">high</text:span></text:p>
            </draw:text-box>
          </draw:frame>
          <draw:line draw:style-name="gr11" draw:text-style-name="P22" draw:layer="layout" svg:x1="6.6cm" svg:y1="9cm" svg:x2="6.6cm" svg:y2="8.1cm">
            <text:p/>
          </draw:line>
        </draw:g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67" text:id="id67"><text:span text:style-name="T4">Data Structure – Binary Search </text:span><text:span text:style-name="T5"><text:line-break/></text:span><text:span text:style-name="T5">Time Complexity</text:span></text:p>
          </draw:text-box>
        </draw:frame>
        <draw:frame draw:style-name="gr30" draw:text-style-name="P19" draw:layer="layout" svg:width="11.4cm" svg:height="2.461cm" svg:x="2cm" svg:y="3.1cm">
          <draw:text-box>
            <text:p xml:id="id68" text:id="id68" text:style-name="P6"><text:span text:style-name="T13">Linear Search</text:span></text:p>
            <text:list text:style-name="L3">
              <text:list-item>
                <text:p xml:id="id69" text:id="id69" text:style-name="P6"><text:span text:style-name="T6">Time Complexity = O(n) </text:span></text:p>
              </text:list-item>
            </text:list>
          </draw:text-box>
        </draw:frame>
        <draw:frame draw:style-name="gr3" draw:text-style-name="P8" draw:layer="layout" svg:width="17.2cm" svg:height="7.986cm" svg:x="2cm" svg:y="6.019cm">
          <draw:text-box>
            <text:p xml:id="id70" text:id="id70" text:style-name="P6"><text:span text:style-name="T13">Binary Search</text:span></text:p>
            <text:list text:style-name="L3">
              <text:list-header>
                <text:p xml:id="id71" text:id="id71" text:style-name="P6"><text:span text:style-name="T6">List is sorted</text:span></text:p>
              </text:list-header>
              <text:list-item>
                <text:p xml:id="id72" text:id="id72" text:style-name="P6"><text:span text:style-name="T6">Time Complexity = O(logn) </text:span></text:p>
                <text:p xml:id="id73" text:id="id73" text:style-name="P6"><text:span text:style-name="T6">List is unsorted</text:span></text:p>
              </text:list-item>
              <text:list-item>
                <text:p xml:id="id74" text:id="id74" text:style-name="P6"><text:span text:style-name="T6">Time Complexity = TC(sort)+ O(logn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75" text:id="id75" text:style-name="P6"><text:span text:style-name="T6"><text:s/></text:span><text:span text:style-name="T6">= O(nlogn)+O(logn)</text:span></text:p>
                                                    <text:p xml:id="id76" text:id="id76" text:style-name="P6"><text:span text:style-name="T6"><text:s/></text:span><text:span text:style-name="T6">= O(nlogn)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0;width" smil:keyTimes="0;1"/>
                  <anim:animate smil:dur="0.5s" smil:fill="hold" smil:targetElement="id67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Algorithm -Binary Search Iterativ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3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3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4DT20H49M44S</meta:editing-duration>
    <meta:editing-cycles>164</meta:editing-cycles>
    <meta:generator>LibreOffice/6.4.2.2$Linux_X86_64 LibreOffice_project/40$Build-2</meta:generator>
    <dc:title>Bright Blue</dc:title>
    <dc:date>2020-06-23T08:50:50.804230157</dc:date>
    <meta:document-statistic meta:object-count="1700"/>
    <meta:template xlink:type="simple" xlink:actuate="onRequest" xlink:title="Bright Blue" xlink:href="../../Time%20Complexity/R05_Flowchart.odp" meta:date="2020-04-08T20:36:48.497255069"/>
  </office:meta>
</office:document-meta>
</file>